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2.1729in" fo:margin-left="0.5389in" table:align="lef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4014in"/>
    </style:style>
    <style:style style:name="Table1.C" style:family="table-column">
      <style:table-column-properties style:column-width="0.6097in"/>
    </style:style>
    <style:style style:name="Table1.1" style:family="table-row">
      <style:table-row-properties style:min-row-height="0.2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normal" officeooo:rsid="00613b14" officeooo:paragraph-rsid="00613b14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normal" officeooo:rsid="00612d0a" officeooo:paragraph-rsid="00612d0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61f67a" officeooo:paragraph-rsid="0061f67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64f194" officeooo:paragraph-rsid="0064f194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612d0a" officeooo:paragraph-rsid="00612d0a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rsid="00764346" officeooo:paragraph-rsid="00764346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weight="bold" officeooo:rsid="006bea74" officeooo:paragraph-rsid="006f40c4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weight="bold" officeooo:rsid="007b5bf1" officeooo:paragraph-rsid="007b5bf1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bold" officeooo:rsid="00864d49" officeooo:paragraph-rsid="00864d49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weight="bold" officeooo:rsid="0084ad62" officeooo:paragraph-rsid="0084ad62" style:font-size-asian="12pt" style:font-weight-asian="bold" style:font-size-complex="12pt" style:font-weight-complex="bold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13" style:family="paragraph" style:parent-style-name="Standard">
      <style:text-properties style:text-line-through-style="none" style:text-line-through-type="none" style:font-name="DejaVu Sans Condensed" fo:font-size="12pt" officeooo:rsid="006bea74" officeooo:paragraph-rsid="006f40c4" style:font-size-asian="12pt" style:font-size-complex="12pt"/>
    </style:style>
    <style:style style:name="P14" style:family="paragraph" style:parent-style-name="Standard">
      <style:text-properties style:text-line-through-style="none" style:text-line-through-type="none" style:font-name="DejaVu Sans Condensed" fo:font-size="12pt" officeooo:rsid="00764346" officeooo:paragraph-rsid="00764346" style:font-size-asian="12pt" style:font-size-complex="12pt"/>
    </style:style>
    <style:style style:name="P15" style:family="paragraph" style:parent-style-name="Standard">
      <style:text-properties style:text-line-through-style="none" style:text-line-through-type="none" style:font-name="DejaVu Sans Condensed" fo:font-size="12pt" officeooo:rsid="0077de3f" officeooo:paragraph-rsid="0077de3f" style:font-size-asian="12pt" style:font-size-complex="12pt"/>
    </style:style>
    <style:style style:name="P16" style:family="paragraph" style:parent-style-name="Standard">
      <style:text-properties style:text-line-through-style="none" style:text-line-through-type="none" style:font-name="DejaVu Sans Condensed" fo:font-size="12pt" officeooo:rsid="008104ca" officeooo:paragraph-rsid="008104ca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officeooo:rsid="00864d49" officeooo:paragraph-rsid="00864d49" style:font-size-asian="12pt" style:font-size-complex="12pt"/>
    </style:style>
    <style:style style:name="P18" style:family="paragraph" style:parent-style-name="Standard">
      <style:text-properties officeooo:paragraph-rsid="0061f67a"/>
    </style:style>
    <style:style style:name="P19" style:family="paragraph" style:parent-style-name="Standard">
      <style:text-properties officeooo:paragraph-rsid="006bea74"/>
    </style:style>
    <style:style style:name="P20" style:family="paragraph" style:parent-style-name="Standard">
      <style:text-properties officeooo:paragraph-rsid="00764346"/>
    </style:style>
    <style:style style:name="P21" style:family="paragraph" style:parent-style-name="Table_20_Contents">
      <style:text-properties style:font-name="DejaVu Sans Condensed" officeooo:rsid="006f40c4" officeooo:paragraph-rsid="006f40c4"/>
    </style:style>
    <style:style style:name="P22" style:family="paragraph" style:parent-style-name="Table_20_Contents">
      <style:text-properties style:font-name="DejaVu Sans Condensed" officeooo:rsid="007b5bf1" officeooo:paragraph-rsid="007b5bf1"/>
    </style:style>
    <style:style style:name="P23" style:family="paragraph" style:parent-style-name="Table_20_Contents">
      <style:text-properties style:font-name="DejaVu Sans Condensed" fo:font-weight="bold" officeooo:rsid="00764346" officeooo:paragraph-rsid="00764346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1a795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1a795" style:font-weight-asian="bold" style:font-weight-complex="bold"/>
    </style:style>
    <style:style style:name="P26" style:family="paragraph" style:parent-style-name="Table_20_Contents">
      <style:text-properties style:font-name="DejaVu Sans Condensed" officeooo:rsid="00864d49" officeooo:paragraph-rsid="00864d49"/>
    </style:style>
    <style:style style:name="P27" style:family="paragraph" style:parent-style-name="Standard">
      <style:paragraph-properties fo:text-align="start" style:justify-single-word="false"/>
      <style:text-properties officeooo:paragraph-rsid="0081a795"/>
    </style:style>
    <style:style style:name="P28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972bf" officeooo:paragraph-rsid="006dcf79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a02dd" officeooo:paragraph-rsid="006dcf79" style:font-size-asian="12pt" style:font-weight-asian="bold" style:font-size-complex="12pt" style:font-weight-complex="bold"/>
    </style:style>
    <style:style style:name="P31" style:family="paragraph" style:parent-style-name="Standard" style:list-style-name="L5">
      <style:text-properties style:text-line-through-style="none" style:text-line-through-type="none" style:font-name="DejaVu Sans Condensed" fo:font-size="12pt" fo:font-weight="bold" officeooo:rsid="0084ad62" officeooo:paragraph-rsid="0084ad62" style:font-size-asian="12pt" style:font-weight-asian="bold" style:font-size-complex="12pt" style:font-weight-complex="bold"/>
    </style:style>
    <style:style style:name="P32" style:family="paragraph" style:parent-style-name="Standard">
      <style:text-properties style:text-line-through-style="none" style:text-line-through-type="none" style:font-name="DejaVu Sans Condensed" fo:font-size="12pt" fo:font-weight="bold" officeooo:rsid="008c2add" officeooo:paragraph-rsid="008c2add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667e51" officeooo:paragraph-rsid="00667e51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13b14" officeooo:paragraph-rsid="00613b14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61f67a" officeooo:paragraph-rsid="0061f67a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text-properties style:text-line-through-style="none" style:text-line-through-type="none" style:font-name="DejaVu Sans Condensed" fo:font-size="12pt" fo:font-weight="normal" officeooo:rsid="0084ad62" officeooo:paragraph-rsid="0084ad62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text-line-through-style="none" style:text-line-through-type="none" style:font-name="DejaVu Sans Condensed" fo:font-size="12pt" fo:font-weight="normal" officeooo:rsid="0084ad62" officeooo:paragraph-rsid="0084ad62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text-properties style:text-line-through-style="none" style:text-line-through-type="none" style:font-name="DejaVu Sans Condensed" fo:font-size="12pt" fo:font-weight="normal" officeooo:rsid="00862fd9" officeooo:paragraph-rsid="00892641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8c2add" officeooo:paragraph-rsid="008c2add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text-properties officeooo:paragraph-rsid="0084ad62"/>
    </style:style>
    <style:style style:name="P41" style:family="paragraph" style:parent-style-name="Standard" style:list-style-name="L5">
      <style:text-properties officeooo:rsid="0084ad62" officeooo:paragraph-rsid="0084ad62"/>
    </style:style>
    <style:style style:name="T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6347ab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61f67a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636c3d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64f194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a1ed0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04919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12d0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6bea74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759f39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77de3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830c2b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84ad62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87bc5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8ac83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84ad62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862fd9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officeooo:rsid="0077de3f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764346" style:font-size-asian="12pt" style:font-size-complex="12pt"/>
    </style:style>
    <style:style style:name="T24" style:family="text">
      <style:text-properties officeooo:rsid="0064f194"/>
    </style:style>
    <style:style style:name="T25" style:family="text">
      <style:text-properties officeooo:rsid="00667e51"/>
    </style:style>
    <style:style style:name="T26" style:family="text">
      <style:text-properties officeooo:rsid="008455ea"/>
    </style:style>
    <style:style style:name="T27" style:family="text">
      <style:text-properties officeooo:rsid="0073ae12"/>
    </style:style>
    <style:style style:name="T28" style:family="text">
      <style:text-properties officeooo:rsid="0035db3e"/>
    </style:style>
    <style:style style:name="T29" style:family="text">
      <style:text-properties officeooo:rsid="0087bc5a"/>
    </style:style>
    <style:style style:name="T3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4">1<text:span text:style-name="T28">xx</text:span> - Controls</text:p>
          </table:table-cell>
          <table:table-cell table:style-name="Table2.A1" office:value-type="string">
            <text:p text:style-name="P25">2xx - Ground</text:p>
          </table:table-cell>
          <table:table-cell table:style-name="Table2.A1" office:value-type="string">
            <text:p text:style-name="P25">3xx - Flight</text:p>
          </table:table-cell>
          <table:table-cell table:style-name="Table2.D1" office:value-type="string">
            <text:p text:style-name="P25">4xx - A2A</text:p>
          </table:table-cell>
          <table:table-cell table:style-name="Table2.E1" office:value-type="string">
            <text:p text:style-name="P25">5xx - A2G</text:p>
          </table:table-cell>
          <table:table-cell table:style-name="Table2.F1" office:value-type="string">
            <text:p text:style-name="P25">6xx - Misc</text:p>
          </table:table-cell>
        </table:table-row>
      </table:table>
      <text:p text:style-name="P27"><text:span text:style-name="T6">5</text:span><text:span text:style-name="T7">0</text:span><text:span text:style-name="T15">7</text:span><text:span text:style-name="T17">b</text:span><text:span text:style-name="T8"> - </text:span><text:span text:style-name="T9">A/G </text:span><text:span text:style-name="T10">- </text:span><text:span text:style-name="T11">AGM-114</text:span><text:span text:style-name="T18">K</text:span><text:span text:style-name="T11"> Hellfire</text:span><text:span text:style-name="T17"> other modes, Laser codes</text:span></text:p>
      <text:p text:style-name="P12"/>
      <text:p text:style-name="P6">Fence In:</text:p>
      <text:list text:style-name="L1">
        <text:list-item>
          <text:p text:style-name="P28">Master Arm ... ARM</text:p>
        </text:list-item>
        <text:list-item>
          <text:p text:style-name="P29">TSD ... ATK phase</text:p>
        </text:list-item>
        <text:list-item>
          <text:p text:style-name="P30">Laser ... Armed (<text:span text:style-name="T27">CPG </text:span><text:span text:style-name="T26">WPN page -&gt; CHAN -&gt; UTIL -&gt; LASER</text:span>)</text:p>
        </text:list-item>
      </text:list>
      <text:p text:style-name="P12"/>
      <text:p text:style-name="P19"><text:span text:style-name="T12">Tested ranges from 50 ft AGL hover</text:span><text:span text:style-name="T13"> -- </text:span><text:span text:style-name="T14">Min</text:span><text:span text:style-name="T13"> laser range is </text:span><text:span text:style-name="T14">500 m, max is </text:span><text:span text:style-name="T13">9.999 km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7">Mode</text:p>
          </table:table-cell>
          <table:table-cell table:style-name="Table1.A1" office:value-type="string">
            <text:p text:style-name="P23">Traj</text:p>
          </table:table-cell>
          <table:table-cell table:style-name="Table1.A1" office:value-type="string">
            <text:p text:style-name="P7">Min</text:p>
          </table:table-cell>
          <table:table-cell table:style-name="Table1.D1" office:value-type="string">
            <text:p text:style-name="P7">Max</text:p>
          </table:table-cell>
        </table:table-row>
        <table:table-row table:style-name="Table1.1">
          <table:table-cell table:style-name="Table1.A2" office:value-type="string">
            <text:p text:style-name="P8">LOAL</text:p>
          </table:table-cell>
          <table:table-cell table:style-name="Table1.A2" office:value-type="string">
            <text:p text:style-name="P21">HI</text:p>
          </table:table-cell>
          <table:table-cell table:style-name="Table1.A2" office:value-type="string">
            <text:p text:style-name="P20"><text:span text:style-name="T22">3.8</text:span><text:span text:style-name="T23"> km</text:span></text:p>
          </table:table-cell>
          <table:table-cell table:style-name="Table1.D2" office:value-type="string">
            <text:p text:style-name="P13">9.4 km</text:p>
          </table:table-cell>
        </table:table-row>
        <table:table-row table:style-name="Table1.1">
          <table:table-cell table:style-name="Table1.A2" office:value-type="string">
            <text:p text:style-name="P8">LOAL</text:p>
          </table:table-cell>
          <table:table-cell table:style-name="Table1.A2" office:value-type="string">
            <text:p text:style-name="P21">LO</text:p>
          </table:table-cell>
          <table:table-cell table:style-name="Table1.A2" office:value-type="string">
            <text:p text:style-name="P15">3.8 km</text:p>
          </table:table-cell>
          <table:table-cell table:style-name="Table1.D2" office:value-type="string">
            <text:p text:style-name="P13">9.3 km</text:p>
          </table:table-cell>
        </table:table-row>
        <table:table-row table:style-name="Table1.1">
          <table:table-cell table:style-name="Table1.A2" office:value-type="string">
            <text:p text:style-name="P9">LOAL</text:p>
          </table:table-cell>
          <table:table-cell table:style-name="Table1.A2" office:value-type="string">
            <text:p text:style-name="P22">DIR</text:p>
          </table:table-cell>
          <table:table-cell table:style-name="Table1.A2" office:value-type="string">
            <text:p text:style-name="P16">??</text:p>
          </table:table-cell>
          <table:table-cell table:style-name="Table1.D2" office:value-type="string">
            <text:p text:style-name="P16">??</text:p>
          </table:table-cell>
        </table:table-row>
        <table:table-row table:style-name="Table1.1">
          <table:table-cell table:style-name="Table1.A2" office:value-type="string">
            <text:p text:style-name="P10">LOBL</text:p>
          </table:table-cell>
          <table:table-cell table:style-name="Table1.A2" office:value-type="string">
            <text:p text:style-name="P26">n/a</text:p>
          </table:table-cell>
          <table:table-cell table:style-name="Table1.A2" office:value-type="string">
            <text:p text:style-name="P17">750 m</text:p>
          </table:table-cell>
          <table:table-cell table:style-name="Table1.D2" office:value-type="string">
            <text:p text:style-name="P17">9.3 km</text:p>
          </table:table-cell>
        </table:table-row>
      </table:table>
      <text:p text:style-name="P14"/>
      <text:p text:style-name="P4">Remote lasing<text:span text:style-name="T25"> -- WIP</text:span></text:p>
      <text:list text:style-name="L2">
        <text:list-item>
          <text:p text:style-name="P33">Same as <text:span text:style-name="T29">self-designating</text:span>, but set the missile code to the buddy lase frequency.</text:p>
        </text:list-item>
      </text:list>
      <text:p text:style-name="P2"/>
      <text:p text:style-name="P5">Ripple firing with FCR<text:span text:style-name="T24"> (not implemented yet)</text:span></text:p>
      <text:list text:style-name="L3">
        <text:list-item>
          <text:p text:style-name="P34">TODO</text:p>
        </text:list-item>
      </text:list>
      <text:p text:style-name="P1"/>
      <text:p text:style-name="P18"><text:span text:style-name="T2">P</text:span><text:span text:style-name="T3">riority </text:span><text:span text:style-name="T2">F</text:span><text:span text:style-name="T3">ire </text:span><text:span text:style-name="T2">Z</text:span><text:span text:style-name="T3">one</text:span><text:span text:style-name="T2"> (PFZ)</text:span><text:span text:style-name="T4"> and wingman engagement</text:span><text:span text:style-name="T5"> (not implemented yet)</text:span></text:p>
      <text:list text:style-name="L4">
        <text:list-item>
          <text:p text:style-name="P35">TODO</text:p>
        </text:list-item>
      </text:list>
      <text:p text:style-name="P3"/>
      <text:p text:style-name="P11">Hellfire and TADS laser codes</text:p>
      <text:list text:style-name="L5">
        <text:list-item>
          <text:p text:style-name="P41"><text:span text:style-name="T19">You have </text:span><text:span text:style-name="T1">16 letters</text:span><text:span text:style-name="T19"> (A-R, except I and O), which are </text:span><text:span text:style-name="T1">saved preset laser codes</text:span><text:span text:style-name="T19">.</text:span></text:p>
          <text:list>
            <text:list-item>
              <text:p text:style-name="P36">To edit the codes: WPN &gt; CODE &gt; FREQ, select letter OSB, enter new code on KU, press ENTER.</text:p>
            </text:list-item>
          </text:list>
        </text:list-item>
        <text:list-item>
          <text:p text:style-name="P31">Hellfires use Channels:</text:p>
          <text:list>
            <text:list-item>
              <text:p text:style-name="P36">Set channel letters with WPN &gt; CHAN, select channel at top, then letter for channel on sides and bottom.</text:p>
            </text:list-item>
            <text:list-item>
              <text:p text:style-name="P40"><text:span text:style-name="T16">You have 4 channels</text:span><text:span text:style-name="T20"> (1-4), which </text:span><text:span text:style-name="T21">are </text:span><text:span text:style-name="T16">each set to a letter</text:span><text:span text:style-name="T20"> (A-R).</text:span></text:p>
            </text:list-item>
            <text:list-item>
              <text:p text:style-name="P41"><text:span text:style-name="T19">One of your 4 channels is the </text:span><text:span text:style-name="T1">PRI</text:span><text:span text:style-name="T19"> (Primary), and another is the </text:span><text:span text:style-name="T1">ALT</text:span><text:span text:style-name="T19"> (Alternate). <text:s/>PRI is your main and will be used most of the time; ALT is only used for ripple fire mode, where it will alternate with PRI for each missile fired.</text:span></text:p>
            </text:list-item>
            <text:list-item>
              <text:p text:style-name="P41"><text:span text:style-name="T19">Set the PRI and ALT letters with </text:span><text:span text:style-name="T1">WPN</text:span><text:span text:style-name="T19"> &gt; </text:span><text:span text:style-name="T1">PRI</text:span><text:span text:style-name="T19"> or </text:span><text:span text:style-name="T1">ALT</text:span><text:span text:style-name="T19"> OSB, then select channel number to be assigned</text:span><text:span text:style-name="T21"> to that slot.</text:span></text:p>
            </text:list-item>
            <text:list-item>
              <text:p text:style-name="P36">Normally, you set one letter as your PRI and another letter as your ALT. <text:s/>Your wingman sets your ALT as his PRI, and vice versa.</text:p>
            </text:list-item>
            <text:list-item>
              <text:p text:style-name="P38">You can set your other 2 channels as you wish (e.g. to a JTAC code).</text:p>
            </text:list-item>
          </text:list>
        </text:list-item>
        <text:list-item>
          <text:p text:style-name="P31">TADS (laser designator) uses the letters:</text:p>
          <text:list>
            <text:list-item>
              <text:p text:style-name="P36">Set laser code with WPN &gt; CODE, then select letter OSB. <text:s/>Toggle setting LRFD (Laser Range Finder Designator, default) and LST (Laser Spot Tracker) with SET OSB.</text:p>
            </text:list-item>
            <text:list-item>
              <text:p text:style-name="P36">Normally, your TADS should be set to the same letter as your PRI, so you can self-designate your missiles.</text:p>
            </text:list-item>
          </text:list>
        </text:list-item>
      </text:list>
      <text:p text:style-name="P37"/>
      <text:p text:style-name="P32">Set LST (Laser Spot Tracker) code</text:p>
      <text:list text:style-name="L6">
        <text:list-item>
          <text:p text:style-name="P39"><text:span text:style-name="T30">WPN</text:span> page &gt; <text:span text:style-name="T30">CODE</text:span> OSB &gt; <text:span text:style-name="T30">SET</text:span> OSB (<text:span text:style-name="T30">T2</text:span> OSB) to toggle <text:span text:style-name="T30">LRFD/LST</text:span> &gt; Select code with OS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01T00:14:53.052000000</dc:date>
    <meta:editing-duration>P2DT2H42M22S</meta:editing-duration>
    <meta:editing-cycles>94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53" meta:word-count="407" meta:character-count="1966" meta:non-whitespace-character-count="1628"/>
  </office:meta>
</office:document-meta>
</file>